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85cm" fo:margin-left="0.116cm" fo:margin-right="14.099cm" table:align="margins"/>
    </style:style>
    <style:style style:name="Table1.A" style:family="table-column">
      <style:table-column-properties style:column-width="2.785cm" style:rel-column-width="1579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58ce9"/>
    </style:style>
    <style:style style:name="P2" style:family="paragraph" style:parent-style-name="Standard">
      <style:text-properties officeooo:paragraph-rsid="00158ce9"/>
    </style:style>
    <style:style style:name="T1" style:family="text">
      <style:text-properties officeooo:rsid="0014ddf3"/>
    </style:style>
    <style:style style:name="T2" style:family="text">
      <style:text-properties officeooo:rsid="00182b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LP-56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LP-56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Queries <text:s text:c="11"/>|</text:p>
      <text:p text:style-name="Standard">| Shriya <text:s text:c="12"/>|</text:p>
      <text:p text:style-name="Standard">| admin_panel <text:s text:c="7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5 sec)</text:p>
      <text:p text:style-name="Standard"/>
      <text:p text:style-name="Standard">MariaDB [(none)]&gt; use Shriy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Shriya]&gt; show tables;</text:p>
      <text:p text:style-name="Standard">+------------------+</text:p>
      <text:p text:style-name="Standard">| Tables_in_Shriya |</text:p>
      <text:p text:style-name="Standard">+------------------+</text:p>
      <text:p text:style-name="Standard">| Accessories <text:s text:c="5"/>|</text:p>
      <text:p text:style-name="Standard">| Electronics <text:s text:c="5"/>|</text:p>
      <text:p text:style-name="Standard">| Employee <text:s text:c="8"/>|</text:p>
      <text:p text:style-name="Standard">| Jewellery <text:s text:c="7"/>|</text:p>
      <text:p text:style-name="Standard">| Movie <text:s text:c="11"/>|</text:p>
      <text:p text:style-name="Standard">| Products <text:s text:c="8"/>|</text:p>
      <text:p text:style-name="Standard">| Sports <text:s text:c="10"/>|</text:p>
      <text:p text:style-name="Standard">| Stationery <text:s text:c="6"/>|</text:p>
      <text:p text:style-name="Standard">| Store <text:s text:c="11"/>|</text:p>
      <text:p text:style-name="Standard">| Students <text:s text:c="8"/>|</text:p>
      <text:p text:style-name="Standard">+------------------+</text:p>
      <text:p text:style-name="Standard"><text:soft-page-break/>10 rows in set (0.001 sec)</text:p>
      <text:p text:style-name="Standard"/>
      <text:p text:style-name="Standard">MariaDB [Shriya]&gt; select * from Sports</text:p>
      <text:p text:style-name="Standard"><text:s text:c="4"/>-&gt; select * from Accessories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select * from Accessories' at line 2</text:p>
      <text:p text:style-name="Standard">MariaDB [Shriya]&gt; select * from Sports;</text:p>
      <text:p text:style-name="Standard">+--------+--------------+-----+----------+</text:p>
      <text:p text:style-name="Standard">| SR. No | Product Name | Id <text:s/>| Brand <text:s text:c="3"/>|</text:p>
      <text:p text:style-name="Standard">+--------+--------------+-----+----------+</text:p>
      <text:p text:style-name="Standard">| <text:s text:c="5"/>1 | Foot ball <text:s text:c="3"/>| 123 | Adidas <text:s text:c="2"/>|</text:p>
      <text:p text:style-name="Standard">| <text:s text:c="5"/>2 | Basket ball <text:s/>| 565 | Puma <text:s text:c="4"/>|</text:p>
      <text:p text:style-name="Standard">| <text:s text:c="5"/>3 | Tennis Ball <text:s/>| 457 | Fastrack |</text:p>
      <text:p text:style-name="Standard">| <text:s text:c="5"/>4 | Badminton <text:s text:c="3"/>| 898 | Puma <text:s text:c="4"/>|</text:p>
      <text:p text:style-name="Standard">| <text:s text:c="5"/>5 | Soccer <text:s text:c="6"/>| 895 | Adidas <text:s text:c="2"/>|</text:p>
      <text:p text:style-name="Standard">| <text:s text:c="5"/>6 | Wrist band <text:s text:c="2"/>| 125 | Adidas <text:s text:c="2"/>|</text:p>
      <text:p text:style-name="Standard">| <text:s text:c="5"/>7 | Towel <text:s text:c="7"/>| 564 | Puma <text:s text:c="4"/>|</text:p>
      <text:p text:style-name="Standard">| <text:s text:c="5"/>8 | Socks <text:s text:c="7"/>| 455 | Fastrack |</text:p>
      <text:p text:style-name="Standard">| <text:s text:c="5"/>9 | Badminton <text:s text:c="3"/>| 593 | Puma <text:s text:c="4"/>|</text:p>
      <text:p text:style-name="Standard">| <text:s text:c="4"/>10 | Tshirt <text:s text:c="6"/>| 894 | Adidas <text:s text:c="2"/>|</text:p>
      <text:p text:style-name="Standard">+--------+--------------+-----+----------+</text:p>
      <text:p text:style-name="Standard">10 rows in set (0.001 sec)</text:p>
      <text:p text:style-name="Standard"/>
      <text:p text:style-name="Standard">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3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create table students(s_id INT NOT NULL AUTO_INCREMENT,</text:p>
      <text:p text:style-name="Standard"><text:s text:c="4"/>-&gt; s_name VARCHAR(50) NOT NULL,</text:p>
      <text:p text:style-name="Standard"><text:s text:c="4"/>-&gt; s_email VARCHAR(50) NOT NULL,</text:p>
      <text:p text:style-name="Standard"><text:s text:c="4"/>-&gt; s_pwd VARCHAR(10) NOT NULL,</text:p>
      <text:p text:style-name="Standard"><text:s text:c="4"/>-&gt; PRIMARY KEY (s_id)</text:p>
      <text:p text:style-name="Standard"><text:s text:c="4"/>-&gt; );</text:p>
      <text:p text:style-name="Standard">ERROR 1046 (3D000): No database selected</text:p>
      <text:p text:style-name="Standard">MariaDB [(none)]&gt; use Shriy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Shriya]&gt; create table students(s_id INT NOT NULL AUTO_INCREMENT, s_name VARCHAR(50) NOT NULL, s_email VARCHAR(50) NOT NULL, s_pwd VARCHAR(10) NOT NULL, PRIMARY KEY (s_id) );</text:p>
      <text:p text:style-name="Standard">Query OK, 0 rows affected (0.145 sec)</text:p>
      <text:p text:style-name="Standard"/>
      <text:p text:style-name="Standard">MariaDB [Shriya]&gt; show tables;</text:p>
      <text:p text:style-name="Standard"><text:soft-page-break/>+------------------+</text:p>
      <text:p text:style-name="Standard">| Tables_in_Shriya |</text:p>
      <text:p text:style-name="Standard">+------------------+</text:p>
      <text:p text:style-name="Standard">| Accessories <text:s text:c="5"/>|</text:p>
      <text:p text:style-name="Standard">| Electronics <text:s text:c="5"/>|</text:p>
      <text:p text:style-name="Standard">| Employee <text:s text:c="8"/>|</text:p>
      <text:p text:style-name="Standard">| Jewellery <text:s text:c="7"/>|</text:p>
      <text:p text:style-name="Standard">| Movie <text:s text:c="11"/>|</text:p>
      <text:p text:style-name="Standard">| Products <text:s text:c="8"/>|</text:p>
      <text:p text:style-name="Standard">| Sports <text:s text:c="10"/>|</text:p>
      <text:p text:style-name="Standard">| Stationery <text:s text:c="6"/>|</text:p>
      <text:p text:style-name="Standard">| Store <text:s text:c="11"/>|</text:p>
      <text:p text:style-name="Standard">| Students <text:s text:c="8"/>|</text:p>
      <text:p text:style-name="Standard">| customers <text:s text:c="7"/>|</text:p>
      <text:p text:style-name="Standard">| students <text:s text:c="8"/>|</text:p>
      <text:p text:style-name="Standard">+------------------+</text:p>
      <text:p text:style-name="Standard">12 rows in set (0.001 sec)</text:p>
      <text:p text:style-name="Standard"/>
      <text:p text:style-name="Standard">MariaDB [Shriya]&gt; insert into (s_id, s_name, s_email, s_pwd)</text:p>
      <text:p text:style-name="Standard"><text:s text:c="4"/>-&gt; values (1, shriya, s@gmail.com, 123);</text:p>
      <text:p text:style-name="Standard">ERROR 1064 (42000): You have an error in your SQL syntax; check the manual that corresponds to your MariaDB server version for the right syntax to use near '(s_id, s_name, s_email, s_pwd)</text:p>
      <text:p text:style-name="Standard">values (1, shriya, s@gmail.com, 123)' at line 1</text:p>
      <text:p text:style-name="Standard">MariaDB [Shriya]&gt; insert into (s_name, s_email, s_pwd) values ('shriya', 's@gmail.com', '123');</text:p>
      <text:p text:style-name="Standard">ERROR 1064 (42000): You have an error in your SQL syntax; check the manual that corresponds to your MariaDB server version for the right syntax to use near '(s_name, s_email, s_pwd) values ('shriya', 's@gmail.com', '123')' at line 1</text:p>
      <text:p text:style-name="Standard">MariaDB [Shriya]&gt; insert into students(s_name, s_email, s_pwd) values ('shriya', 's@gmail.com', '123');</text:p>
      <text:p text:style-name="Standard">Query OK, 1 row affected (0.023 sec)</text:p>
      <text:p text:style-name="Standard"/>
      <text:p text:style-name="Standard">MariaDB [Shriya]&gt; insert into students(s_name, s_email, s_pwd) values ('riya', 'r@gmail.com', '123');</text:p>
      <text:p text:style-name="Standard">Query OK, 1 row affected (0.196 sec)</text:p>
      <text:p text:style-name="Standard"/>
      <text:p text:style-name="Standard">MariaDB [Shriya]&gt; insert into students(s_name, s_email, s_pwd) values ('avani', 'a@gmail.com', '123');</text:p>
      <text:p text:style-name="Standard">Query OK, 1 row affected (0.023 sec)</text:p>
      <text:p text:style-name="Standard"/>
      <text:p text:style-name="Standard">MariaDB [Shriya]&gt; select * from students;</text:p>
      <text:p text:style-name="Standard">+------+--------+-------------+-------+</text:p>
      <text:p text:style-name="Standard">| s_id | s_name | s_email <text:s text:c="4"/>| s_pwd |</text:p>
      <text:p text:style-name="Standard">+------+--------+-------------+-------+</text:p>
      <text:p text:style-name="Standard">| <text:s text:c="3"/>1 | shriya | s@gmail.com | 123 <text:s text:c="2"/>|</text:p>
      <text:p text:style-name="Standard">| <text:s text:c="3"/>2 | riya <text:s text:c="2"/>| r@gmail.com | 123 <text:s text:c="2"/>|</text:p>
      <text:p text:style-name="Standard">| <text:s text:c="3"/>3 | avani <text:s/>| a@gmail.com | 123 <text:s text:c="2"/>|</text:p>
      <text:p text:style-name="Standard">+------+--------+-------------+-------+</text:p>
      <text:p text:style-name="Standard">3 rows in set (0.001 sec) </text:p>
      <text:p text:style-name="Standard"/>
      <text:p text:style-name="Standard"/>
      <text:p text:style-name="Standard"/>
      <text:p text:style-name="Standard"/>
      <text:p text:style-name="Standard"><text:soft-page-break/>MariaDB [Shriya]&gt; select * from students;</text:p>
      <text:p text:style-name="Standard">+------+--------+-------------+-------+</text:p>
      <text:p text:style-name="Standard">| s_id | s_name | s_email <text:s text:c="4"/>| s_pwd |</text:p>
      <text:p text:style-name="Standard">+------+--------+-------------+-------+</text:p>
      <text:p text:style-name="Standard">| <text:s text:c="3"/>1 | shriya | s@gmail.com | 123 <text:s text:c="2"/>|</text:p>
      <text:p text:style-name="Standard">| <text:s text:c="3"/>2 | riya <text:s text:c="2"/>| r@gmail.com | 123 <text:s text:c="2"/>|</text:p>
      <text:p text:style-name="Standard">| <text:s text:c="3"/>3 | avani <text:s/>| a@gmail.com | 123 <text:s text:c="2"/>|</text:p>
      <text:p text:style-name="Standard">+------+--------+-------------+-------+</text:p>
      <text:p text:style-name="Standard">3 rows in set (0.001 sec)</text:p>
      <text:p text:style-name="Standard"/>
      <text:p text:style-name="Standard">MariaDB [Shriya]&gt; select * from Jewellery where Jewellery = 'Ring';</text:p>
      <text:p text:style-name="Standard">+--------+-----------+-----+---------+--------------+</text:p>
      <text:p text:style-name="Standard">| SR. No | Jewellery | Id <text:s/>| Type <text:s text:c="3"/>| Mail-id <text:s text:c="5"/>|</text:p>
      <text:p text:style-name="Standard">+--------+-----------+-----+---------+--------------+</text:p>
      <text:p text:style-name="Standard">| <text:s text:c="5"/>1 | Ring <text:s text:c="5"/>| 123 | Diamond | ws@gmail.com |</text:p>
      <text:p text:style-name="Standard">| <text:s text:c="5"/>7 | Ring <text:s text:c="5"/>| 842 | Gold <text:s text:c="3"/>| hr@gmail.com |</text:p>
      <text:p text:style-name="Standard">+--------+-----------+-----+---------+--------------+</text:p>
      <text:p text:style-name="Standard">2 rows in set (0.001 sec)</text:p>
      <text:p text:style-name="Standard"/>
      <text:p text:style-name="Standard">Database changed</text:p>
      <text:p text:style-name="Standard">MariaDB [Shriya]&gt; select * from Shriya where Jewellery = 'Ring' or type = 'Diamond';</text:p>
      <text:p text:style-name="Standard">ERROR 1146 (42S02): Table 'Shriya.Shriya' doesn't exist</text:p>
      <text:p text:style-name="Standard">MariaDB [Shriya]&gt; select * from Jewellery where Jewellery = 'Ring' or type = 'Diamond';</text:p>
      <text:p text:style-name="Standard">+--------+-----------+-----+---------+--------------+</text:p>
      <text:p text:style-name="Standard">| SR. No | Jewellery | Id <text:s/>| Type <text:s text:c="3"/>| Mail-id <text:s text:c="5"/>|</text:p>
      <text:p text:style-name="Standard">+--------+-----------+-----+---------+--------------+</text:p>
      <text:p text:style-name="Standard">| <text:s text:c="5"/>1 | Ring <text:s text:c="5"/>| 123 | Diamond | ws@gmail.com |</text:p>
      <text:p text:style-name="Standard">| <text:s text:c="5"/>7 | Ring <text:s text:c="5"/>| 842 | Gold <text:s text:c="3"/>| hr@gmail.com |</text:p>
      <text:p text:style-name="Standard">| <text:s text:c="4"/>10 | Earrings <text:s/>| 632 | Diamond | sk@gmail.com |</text:p>
      <text:p text:style-name="Standard">+--------+-----------+-----+---------+--------------+</text:p>
      <text:p text:style-name="Standard">3 rows in set (0.001 sec)</text:p>
      <text:p text:style-name="Standard"/>
      <text:p text:style-name="Standard">MariaDB [Shriya]&gt; select * from Accessories order by Brand;</text:p>
      <text:p text:style-name="Standard">+--------+--------------+-----+--------------+</text:p>
      <text:p text:style-name="Standard">| SR. No | Product Name | Id <text:s/>| Brand <text:s text:c="7"/>|</text:p>
      <text:p text:style-name="Standard">+--------+--------------+-----+--------------+</text:p>
      <text:p text:style-name="Standard">| <text:s text:c="5"/>5 | Mascara <text:s text:c="5"/>| 895 | Apsara <text:s text:c="6"/>|</text:p>
      <text:p text:style-name="Standard">| <text:s text:c="5"/>7 | Jeans <text:s text:c="7"/>| 842 | Denim <text:s text:c="7"/>|</text:p>
      <text:p text:style-name="Standard">| <text:s text:c="5"/>4 | Ring <text:s text:c="8"/>| 898 | Faces Canada |</text:p>
      <text:p text:style-name="Standard">| <text:s text:c="5"/>9 | Bag <text:s text:c="9"/>| 565 | Fastrack <text:s text:c="4"/>|</text:p>
      <text:p text:style-name="Standard">| <text:s text:c="5"/>3 | Specs <text:s text:c="7"/>| 457 | Lakme <text:s text:c="7"/>|</text:p>
      <text:p text:style-name="Standard">| <text:s text:c="5"/>1 | Buckle <text:s text:c="6"/>| 135 | Maybelline <text:s text:c="2"/>|</text:p>
      <text:p text:style-name="Standard">| <text:s text:c="5"/>8 | Perfume <text:s text:c="5"/>| 855 | Miniso <text:s text:c="6"/>|</text:p>
      <text:p text:style-name="Standard">| <text:s text:c="5"/>2 | Rubber Band <text:s/>| 563 | Nykaa <text:s text:c="7"/>|</text:p>
      <text:p text:style-name="Standard">| <text:s text:c="5"/>6 | Tshirt <text:s text:c="6"/>| 639 | Puma <text:s text:c="8"/>|</text:p>
      <text:p text:style-name="Standard">| <text:s text:c="4"/>10 | School Bag <text:s text:c="2"/>| 633 | Sky Bags <text:s text:c="4"/>|</text:p>
      <text:p text:style-name="Standard">+--------+--------------+-----+--------------+</text:p>
      <text:p text:style-name="Standard">10 rows in set (0.001 sec)</text:p>
      <text:p text:style-name="Standard"/>
      <text:p text:style-name="Standard">MariaDB [Shriya]&gt; select * from Accessories order by Product Name Desc;</text:p>
      <text:p text:style-name="Standard">ERROR 1064 (42000): You have an error in your SQL syntax; check the manual that corresponds to your MariaDB server version for the right syntax to use near 'Name Desc' at line 1</text:p>
      <text:p text:style-name="Standard"><text:soft-page-break/>MariaDB [Shriya]&gt; select * from Accessories order by Brand Desc;</text:p>
      <text:p text:style-name="Standard">+--------+--------------+-----+--------------+</text:p>
      <text:p text:style-name="Standard">| SR. No | Product Name | Id <text:s/>| Brand <text:s text:c="7"/>|</text:p>
      <text:p text:style-name="Standard">+--------+--------------+-----+--------------+</text:p>
      <text:p text:style-name="Standard">| <text:s text:c="4"/>10 | School Bag <text:s text:c="2"/>| 633 | Sky Bags <text:s text:c="4"/>|</text:p>
      <text:p text:style-name="Standard">| <text:s text:c="5"/>6 | Tshirt <text:s text:c="6"/>| 639 | Puma <text:s text:c="8"/>|</text:p>
      <text:p text:style-name="Standard">| <text:s text:c="5"/>2 | Rubber Band <text:s/>| 563 | Nykaa <text:s text:c="7"/>|</text:p>
      <text:p text:style-name="Standard">| <text:s text:c="5"/>8 | Perfume <text:s text:c="5"/>| 855 | Miniso <text:s text:c="6"/>|</text:p>
      <text:p text:style-name="Standard">| <text:s text:c="5"/>1 | Buckle <text:s text:c="6"/>| 135 | Maybelline <text:s text:c="2"/>|</text:p>
      <text:p text:style-name="Standard">| <text:s text:c="5"/>3 | Specs <text:s text:c="7"/>| 457 | Lakme <text:s text:c="7"/>|</text:p>
      <text:p text:style-name="Standard">| <text:s text:c="5"/>9 | Bag <text:s text:c="9"/>| 565 | Fastrack <text:s text:c="4"/>|</text:p>
      <text:p text:style-name="Standard">| <text:s text:c="5"/>4 | Ring <text:s text:c="8"/>| 898 | Faces Canada |</text:p>
      <text:p text:style-name="Standard">| <text:s text:c="5"/>7 | Jeans <text:s text:c="7"/>| 842 | Denim <text:s text:c="7"/>|</text:p>
      <text:p text:style-name="Standard">| <text:s text:c="5"/>5 | Mascara <text:s text:c="5"/>| 895 | Apsara <text:s text:c="6"/>|</text:p>
      <text:p text:style-name="Standard">+--------+--------------+-----+--------------+</text:p>
      <text:p text:style-name="Standard">10 rows in set (0.001 sec)</text:p>
      <text:p text:style-name="Standard"/>
      <text:p text:style-name="Standard">MariaDB [Shriya]&gt; update students set s_name = 'kajal' where s_id ='2';</text:p>
      <text:p text:style-name="Standard">Query OK, 1 row affected (0.025 sec)</text:p>
      <text:p text:style-name="Standard">Rows matched: 1 <text:s/>Changed: 1 <text:s/>Warnings: 0</text:p>
      <text:p text:style-name="Standard"/>
      <text:p text:style-name="Standard">MariaDB [Shriya]&gt; delete from students where s_name = 'kajal';</text:p>
      <text:p text:style-name="Standard">Query OK, 1 row affected (0.023 sec<text:span text:style-name="T1">)</text:span></text:p>
      <text:p text:style-name="Standard"/>
      <text:p text:style-name="P1">MariaDB [(none)]&gt; create table students(s_id INT NOT NULL AUTO_INCREMENT,</text:p>
      <text:p text:style-name="P1"><text:s text:c="4"/>-&gt; s_name VARCHAR(50) NOT NULL,</text:p>
      <text:p text:style-name="P1"><text:s text:c="4"/>-&gt; s_email VARCHAR(50) NOT NULL,</text:p>
      <text:p text:style-name="P1"><text:s text:c="4"/>-&gt; s_pwd VARCHAR(10) NOT NULL,</text:p>
      <text:p text:style-name="P1"><text:s text:c="4"/>-&gt; PRIMARY KEY (s_id)</text:p>
      <text:p text:style-name="P1"><text:s text:c="4"/>-&gt; );</text:p>
      <text:p text:style-name="P1">ERROR 1046 (3D000): No database selected</text:p>
      <text:p text:style-name="P1">MariaDB [(none)]&gt; use Shriy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Shriya]&gt; create table students(s_id INT NOT NULL AUTO_INCREMENT, s_name VARCHAR(50) NOT NULL, s_email VARCHAR(50) NOT NULL, s_pwd VARCHAR(10) NOT NULL, PRIMARY KEY (s_id) );</text:p>
      <text:p text:style-name="P1">Query OK, 0 rows affected (0.145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MariaDB [(none)]&gt; use Shriy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Shriya]&gt; show tables;</text:p>
      <text:p text:style-name="P1">+------------------+</text:p>
      <text:p text:style-name="P1">| Tables_in_Shriya |</text:p>
      <text:p text:style-name="P1">+------------------+</text:p>
      <text:p text:style-name="P1">| Accessories <text:s text:c="5"/>|</text:p>
      <text:p text:style-name="P1">| Electronics <text:s text:c="5"/>|</text:p>
      <text:p text:style-name="P1">| Employee <text:s text:c="8"/>|</text:p>
      <text:p text:style-name="P1">| Jewellery <text:s text:c="7"/>|</text:p>
      <text:p text:style-name="P1">| Movie <text:s text:c="11"/>|</text:p>
      <text:p text:style-name="P1">| Products <text:s text:c="8"/>|</text:p>
      <text:p text:style-name="P1">| Sports <text:s text:c="10"/>|</text:p>
      <text:p text:style-name="P1">| Stationery <text:s text:c="6"/>|</text:p>
      <text:p text:style-name="P1">| Store <text:s text:c="11"/>|</text:p>
      <text:p text:style-name="P1">| Students <text:s text:c="8"/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P1"/>
      <text:p text:style-name="P1"/>
      <text:p text:style-name="P1">MariaDB [Shriya]&gt; select * from Movie limit 9;</text:p>
      <text:p text:style-name="P1">+--------+---------------------------+--------------+-----------------------------------------------------------+----------+</text:p>
      <text:p text:style-name="P1">| SR. No | Movie Name <text:s text:c="15"/>| Release Date | Star Cast <text:s text:c="48"/>| Review <text:s text:c="2"/>|</text:p>
      <text:p text:style-name="P1">+--------+---------------------------+--------------+-----------------------------------------------------------+----------+</text:p>
      <text:p text:style-name="P1">| <text:s text:c="5"/>1 | <text:tab/>War <text:s text:c="21"/>| 2019-10-01 <text:s text:c="2"/>| Hritik Roshan,Tiger Shroff, Vani Kapoor <text:s text:c="18"/>| Good <text:s text:c="4"/>|</text:p>
      <text:p text:style-name="P1">| <text:s text:c="5"/>2 | Saaho <text:s text:c="20"/>| 2019-05-21 <text:s text:c="2"/>| Prabhas, Shraddha Kapoor <text:s text:c="33"/>| Moderate |</text:p>
      <text:p text:style-name="P1">| <text:s text:c="5"/>3 | Kabir Singh <text:s text:c="14"/>| 2019-06-15 <text:s text:c="2"/>| Shahid Kappor, Kiara Advani <text:s text:c="30"/>| Good <text:s text:c="4"/>|</text:p>
      <text:p text:style-name="P1">| <text:s text:c="5"/>4 | Uri: The Surgical Strike<text:tab/> | 2019-11-08 <text:s text:c="2"/>| Vicky Kaushal, Mohit Raina <text:s text:c="31"/>| Good <text:s text:c="4"/>|</text:p>
      <text:p text:style-name="P1">| <text:s text:c="5"/>5 | Bharat <text:s text:c="19"/>| 2019-09-10 <text:s text:c="2"/>| Salman Khan, Katrina Kaif <text:s text:c="32"/>| Moderate |</text:p>
      <text:p text:style-name="P1">| <text:s text:c="5"/>6 | Good Newwz <text:s text:c="15"/>| 2019-08-30 <text:s text:c="2"/>| Akshay Kumar, Kareena Kapoor, Diljit Dosang, Kiara Advani | Good <text:s text:c="4"/>|</text:p>
      <text:p text:style-name="P1">| <text:s text:c="5"/>7 | Mission Mangal <text:s text:c="11"/>| 2019-09-11 <text:s text:c="2"/>| Akshay Kumar, Vidya Balan, Tapsee Pannu <text:s text:c="18"/>| Good <text:s text:c="4"/>|</text:p>
      <text:p text:style-name="P1">| <text:s text:c="5"/>8 | Housefull 4 <text:s text:c="14"/>| 2019-10-07 <text:s text:c="2"/>| Akshay Kumar, Riteish Deshmukh <text:s text:c="27"/>| Good <text:s text:c="4"/>|</text:p>
      <text:p text:style-name="P1">| <text:s text:c="5"/>9 | Gully Boy <text:s text:c="16"/>| 2019-10-12 <text:s text:c="2"/>| Ranveer Singh, Alia Bhatt <text:s text:c="32"/>| Good <text:s text:c="4"/>|</text:p>
      <text:p text:style-name="P1">+--------+---------------------------+--------------+-----------------------------------------------------------+----------+</text:p>
      <text:p text:style-name="P1">9 rows in set (0.001 sec)</text:p>
      <text:p text:style-name="P1"/>
      <text:p text:style-name="P1"/>
      <text:p text:style-name="P1"><text:soft-page-break/></text:p>
      <text:p text:style-name="P1">MariaDB [Shriya]&gt; select * from Movies where Review ='Good' limit 3;</text:p>
      <text:p text:style-name="P1">ERROR 1146 (42S02): Table 'Shriya.Movies' doesn't exist</text:p>
      <text:p text:style-name="P1">MariaDB [Shriya]&gt; select * from Movie where Review ='Good' limit 3;</text:p>
      <text:p text:style-name="P1">+--------+---------------------------+--------------+-----------------------------------------+--------+</text:p>
      <text:p text:style-name="P1">| SR. No | Movie Name <text:s text:c="15"/>| Release Date | Star Cast <text:s text:c="30"/>| Review |</text:p>
      <text:p text:style-name="P1">+--------+---------------------------+--------------+-----------------------------------------+--------+</text:p>
      <text:p text:style-name="P1">| <text:s text:c="5"/>1 | <text:tab/>War <text:s text:c="21"/>| 2019-10-01 <text:s text:c="2"/>| Hritik Roshan,Tiger Shroff, Vani Kapoor | Good <text:s text:c="2"/>|</text:p>
      <text:p text:style-name="P1">| <text:s text:c="5"/>3 | Kabir Singh <text:s text:c="14"/>| 2019-06-15 <text:s text:c="2"/>| Shahid Kappor, Kiara Advani <text:s text:c="12"/>| Good <text:s text:c="2"/>|</text:p>
      <text:p text:style-name="P1">| <text:s text:c="5"/>4 | Uri: The Surgical Strike<text:tab/> | 2019-11-08 <text:s text:c="2"/>| Vicky Kaushal, Mohit Raina <text:s text:c="13"/>| Good <text:s text:c="2"/>|</text:p>
      <text:p text:style-name="P1">+--------+---------------------------+--------------+-----------------------------------------+--------+</text:p>
      <text:p text:style-name="P1">3 rows in set (0.001 sec<text:span text:style-name="T2">)</text:span></text:p>
      <text:p text:style-name="P1"/>
      <text:p text:style-name="P1">MariaDB [Shriya]&gt; select min(Price) as samllestprice from Products;</text:p>
      <text:p text:style-name="P1">+---------------+</text:p>
      <text:p text:style-name="P1">| samllestprice |</text:p>
      <text:p text:style-name="P1">+---------------+</text:p>
      <text:p text:style-name="P1">| <text:s text:c="10"/>500 |</text:p>
      <text:p text:style-name="P1">+---------------+</text:p>
      <text:p text:style-name="P1">1 row in set (0.001 sec)</text:p>
      <text:p text:style-name="P1"/>
      <text:p text:style-name="P1">MariaDB [Shriya]&gt; select max(Price) as largestprice from Products;</text:p>
      <text:p text:style-name="P1">+--------------+</text:p>
      <text:p text:style-name="P1">| largestprice |</text:p>
      <text:p text:style-name="P1">+--------------+</text:p>
      <text:p text:style-name="P1">| <text:s text:c="8"/>1500 |</text:p>
      <text:p text:style-name="P1">+--------------+</text:p>
      <text:p text:style-name="P1">1 row in set (0.001 sec)</text:p>
      <text:p text:style-name="P1"/>
      <text:p text:style-name="P1">MariaDB [Shriya]&gt; select count(Brand) from Products;</text:p>
      <text:p text:style-name="P1">+--------------+</text:p>
      <text:p text:style-name="P1">| count(Brand) |</text:p>
      <text:p text:style-name="P1">+--------------+</text:p>
      <text:p text:style-name="P1">| <text:s text:c="10"/>10 |</text:p>
      <text:p text:style-name="P1">+--------------+</text:p>
      <text:p text:style-name="P1">1 row in set (0.001 sec)</text:p>
      <text:p text:style-name="P1"/>
      <text:p text:style-name="P1">MariaDB [Shriya]&gt; select avg(Price) from Products;</text:p>
      <text:p text:style-name="P1">+------------+</text:p>
      <text:p text:style-name="P1">| avg(Price) |</text:p>
      <text:p text:style-name="P1">+------------+</text:p>
      <text:p text:style-name="P1">| <text:s text:c="2"/>895.0000 |</text:p>
      <text:p text:style-name="P1">+------------+</text:p>
      <text:p text:style-name="P1">1 row in set (0.001 sec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riaDB [Shriya]&gt; select * from Store where Area like 's%';</text:p>
      <text:p text:style-name="P1">+--------+------------+-----+--------------+--------------+</text:p>
      <text:p text:style-name="P1">| SR. No | Name <text:s text:c="6"/>| Id <text:s/>| Area <text:s text:c="8"/>| Mail-id <text:s text:c="5"/>|</text:p>
      <text:p text:style-name="P1">+--------+------------+-----+--------------+--------------+</text:p>
      <text:p text:style-name="P1">| <text:s text:c="5"/>1 | Westside <text:s text:c="2"/>| 123 | Satellite <text:s text:c="3"/>| ws@gmail.com |</text:p>
      <text:p text:style-name="P1">| <text:s text:c="5"/>2 | Pantaloons | 565 | Shyamal <text:s text:c="5"/>| ps@gmail.com |</text:p>
      <text:p text:style-name="P1">| <text:s text:c="5"/>6 | Nike <text:s text:c="6"/>| 639 | Science City | vs@gmail.com |</text:p>
      <text:p text:style-name="P1">| <text:s text:c="5"/>7 | Adidas <text:s text:c="4"/>| 842 | South Bopal <text:s/>| hr@gmail.com |</text:p>
      <text:p text:style-name="P1">+--------+------------+-----+--------------+--------------+</text:p>
      <text:p text:style-name="P1">4 rows in set (0.001 sec)</text:p>
      <text:p text:style-name="P1"/>
      <text:p text:style-name="P1">MariaDB [Shriya]&gt; select * from Store where Area like 's%l';</text:p>
      <text:p text:style-name="P1">+--------+------------+-----+-------------+--------------+</text:p>
      <text:p text:style-name="P1">| SR. No | Name <text:s text:c="6"/>| Id <text:s/>| Area <text:s text:c="7"/>| Mail-id <text:s text:c="5"/>|</text:p>
      <text:p text:style-name="P1">+--------+------------+-----+-------------+--------------+</text:p>
      <text:p text:style-name="P1">| <text:s text:c="5"/>2 | Pantaloons | 565 | Shyamal <text:s text:c="4"/>| ps@gmail.com |</text:p>
      <text:p text:style-name="P1">| <text:s text:c="5"/>7 | Adidas <text:s text:c="4"/>| 842 | South Bopal | hr@gmail.com |</text:p>
      <text:p text:style-name="P1">+--------+------------+-----+-------------+--------------+</text:p>
      <text:p text:style-name="P1">2 rows in set (0.001 se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6:11:39.841096986</meta:creation-date>
    <dc:date>2021-11-16T10:44:02.652872144</dc:date>
    <meta:editing-duration>PT1H38M4S</meta:editing-duration>
    <meta:editing-cycles>22</meta:editing-cycles>
    <meta:generator>LibreOffice/6.0.7.3$Linux_X86_64 LibreOffice_project/00m0$Build-3</meta:generator>
    <meta:document-statistic meta:table-count="1" meta:image-count="0" meta:object-count="0" meta:page-count="8" meta:paragraph-count="298" meta:word-count="2128" meta:character-count="13842" meta:non-whitespace-character-count="10460"/>
  </office:meta>
</office:document-meta>
</file>